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90000035A0EB4EAA6EB6DB9C2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439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794cm" presentation:class="title" presentation:user-transformed="true">
          <draw:text-box>
            <text:p><text:span text:style-name="T1">Life Expectancy Using W.H.O. </text:span><text:span text:style-name="T1">&amp; U.N. Data Sources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Matthew Curcio</text:p>
              </text:list-item>
              <text:list-item>
                <text:p>1/29/2022</text:p>
              </text:list-item>
              <text:list-item>
                <text:p>matt.curcio.us@gmail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439cm" svg:x="1.4cm" svg:y="0.699cm" presentation:class="title" presentation:user-transformed="true">
          <draw:text-box>
            <text:p text:style-name="P4">10 Commandments of Reliable Data Science </text:p>
          </draw:text-box>
        </draw:frame>
        <draw:frame presentation:style-name="pr5" draw:text-style-name="P2" draw:layer="layout" svg:width="10.06cm" svg:height="7.62cm" svg:x="0.635cm" svg:y="7.62cm" presentation:class="outline" presentation:user-transformed="true">
          <draw:text-box>
            <text:list text:style-name="L3">
              <text:list-item>
                <text:p>youtu.be/dxUMBVTvbW</text:p>
              </text:list-item>
              <text:list-item>
                <text:p>Isaac Slavitt</text:p>
              </text:list-item>
              <text:list-item>
                <text:p>PyData Global ‘22</text:p>
              </text:list-item>
            </text:list>
          </draw:text-box>
        </draw:frame>
        <draw:frame draw:style-name="gr2" draw:text-style-name="P5" draw:layer="layout" svg:width="17.203cm" svg:height="14.071cm" draw:transform="rotate (0.00296705972839036) translate (10.695cm 5.614cm)">
          <draw:image xlink:href="Pictures/10000001000004190000035A0EB4EAA6EB6DB9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23:24:48.283056506</meta:creation-date>
    <meta:editing-duration>PT37M37S</meta:editing-duration>
    <meta:editing-cycles>3</meta:editing-cycles>
    <meta:generator>LibreOffice/7.3.7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1-29T11:05:17.309715907</dc:date>
    <meta:document-statistic meta:object-count="67"/>
  </office:meta>
</office:document-meta>
</file>